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6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7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8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9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11" style:family="table-column">
      <style:table-column-properties style:column-width="0.5291in" style:use-optimal-column-width="false"/>
    </style:style>
    <style:style style:name="TableColumn12" style:family="table-column">
      <style:table-column-properties style:column-width="0.5638in" style:use-optimal-column-width="false"/>
    </style:style>
    <style:style style:name="TableColumn13" style:family="table-column">
      <style:table-column-properties style:column-width="1.6708in" style:use-optimal-column-width="false"/>
    </style:style>
    <style:style style:name="TableColumn14" style:family="table-column">
      <style:table-column-properties style:column-width="1.0555in" style:use-optimal-column-width="false"/>
    </style:style>
    <style:style style:name="TableColumn15" style:family="table-column">
      <style:table-column-properties style:column-width="1.4083in" style:use-optimal-column-width="false"/>
    </style:style>
    <style:style style:name="TableColumn16" style:family="table-column">
      <style:table-column-properties style:column-width="0.5166in" style:use-optimal-column-width="false"/>
    </style:style>
    <style:style style:name="TableColumn17" style:family="table-column">
      <style:table-column-properties style:column-width="3.6805in" style:use-optimal-column-width="false"/>
    </style:style>
    <style:style style:name="Table10" style:family="table">
      <style:table-properties style:width="9.425in" fo:margin-left="-0.009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Verdana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Verdana" fo:font-size="8pt" style:font-size-asian="8pt" style:font-size-complex="8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Verdana" fo:font-size="8pt" style:font-size-asian="8pt" style:font-size-complex="8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Verdana"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Verdana" fo:font-size="8pt" style:font-size-asian="8pt" style:font-size-complex="8pt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Verdana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P59" style:parent-style-name="TableContents" style:family="paragraph">
      <style:text-properties style:font-name="Verdana" fo:font-size="8pt" style:font-size-asian="8pt" style:font-size-complex="8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Verdana" fo:font-size="8pt" style:font-size-asian="8pt" style:font-size-complex="8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Verdana"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" style:parent-style-name="DefaultParagraphFont" style:family="text">
      <style:text-properties style:font-name="Verdana"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Verdana" fo:font-size="8pt" style:font-size-asian="8pt" style:font-size-complex="8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Verdana" fo:font-size="8pt" style:font-size-asian="8pt" style:font-size-complex="8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Verdana" fo:font-size="8pt" style:font-size-asian="8pt" style:font-size-complex="8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Verdana"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Verdana"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style:font-name="Verdana"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Verdana" fo:font-size="8pt" style:font-size-asian="8pt" style:font-size-complex="8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Verdana"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Verdana" fo:font-size="8pt" style:font-size-asian="8pt" style:font-size-complex="8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Verdana"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Verdana" fo:font-size="8pt" style:font-size-asian="8pt" style:font-size-complex="8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2" style:parent-style-name="DefaultParagraphFont" style:family="text">
      <style:text-properties style:font-name="Verdana"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Verdana"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Verdana"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Verdana" fo:font-size="8pt" style:font-size-asian="8pt" style:font-size-complex="8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Verdana" fo:font-size="8pt" style:font-size-asian="8pt" style:font-size-complex="8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Verdana" fo:font-size="8pt" style:font-size-asian="8pt" style:font-size-complex="8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5" style:parent-style-name="DefaultParagraphFont" style:family="text">
      <style:text-properties style:font-name="Verdana" fo:font-size="8pt" style:font-size-asian="8pt" style:font-size-complex="8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Verdana" fo:font-size="8pt" style:font-size-asian="8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Verdana" fo:font-size="8pt" style:font-size-asian="8pt" style:font-size-complex="8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Verdana" fo:font-size="8pt" style:font-size-asian="8pt" style:font-size-complex="8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Verdana" fo:font-size="8pt" style:font-size-asian="8pt" style:font-size-complex="8pt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Verdana" fo:font-size="8pt" style:font-size-asian="8pt" style:font-size-complex="8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Verdana" fo:font-size="8pt" style:font-size-asian="8pt" style:font-size-complex="8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Verdana" fo:font-size="8pt" style:font-size-asian="8pt" style:font-size-complex="8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Verdana" fo:font-size="8pt" style:font-size-asian="8pt" style:font-size-complex="8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Verdana" fo:font-size="8pt" style:font-size-asian="8pt" style:font-size-complex="8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Verdana" fo:font-size="8pt" style:font-size-asian="8pt" style:font-size-complex="8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Verdana" fo:font-size="8pt" style:font-size-asian="8pt" style:font-size-complex="8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Verdana" fo:font-size="8pt" style:font-size-asian="8pt" style:font-size-complex="8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Verdana" fo:font-size="8pt" style:font-size-asian="8pt" style:font-size-complex="8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Verdana" fo:font-size="8pt" style:font-size-asian="8pt" style:font-size-complex="8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Verdana" fo:font-size="8pt" style:font-size-asian="8pt" style:font-size-complex="8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Verdana" fo:font-size="8pt" style:font-size-asian="8pt" style:font-size-complex="8pt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Verdana" fo:font-size="8pt" style:font-size-asian="8pt" style:font-size-complex="8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Verdana"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Verdana" fo:font-size="8pt" style:font-size-asian="8pt" style:font-size-complex="8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Verdana"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Verdana" fo:font-size="8pt" style:font-size-asian="8pt" style:font-size-complex="8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Verdana" fo:font-size="8pt" style:font-size-asian="8pt" style:font-size-complex="8pt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Verdana" fo:font-size="8pt" style:font-size-asian="8pt" style:font-size-complex="8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Verdana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Verdana" fo:font-size="8pt" style:font-size-asian="8pt" style:font-size-complex="8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Verdana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Verdana"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Verdana" fo:font-size="8pt" style:font-size-asian="8pt" style:font-size-complex="8pt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Verdana" fo:font-size="8pt" style:font-size-asian="8pt" style:font-size-complex="8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Verdana" fo:font-size="8pt" style:font-size-asian="8pt" style:font-size-complex="8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Verdana" fo:font-size="8pt" style:font-size-asian="8pt" style:font-size-complex="8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Verdana" fo:font-size="8pt" style:font-size-asian="8pt" style:font-size-complex="8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Verdana" fo:font-size="8pt" style:font-size-asian="8pt" style:font-size-complex="8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Verdana" fo:font-size="8pt" style:font-size-asian="8pt" style:font-size-complex="8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Verdana" fo:font-size="8pt" style:font-size-asian="8pt" style:font-size-complex="8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Verdana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Verdana" fo:font-size="8pt" style:font-size-asian="8pt" style:font-size-complex="8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Verdana" fo:font-size="8pt" style:font-size-asian="8pt" style:font-size-complex="8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Verdana" fo:font-size="8pt" style:font-size-asian="8pt" style:font-size-complex="8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Verdana" fo:font-size="8pt" style:font-size-asian="8pt" style:font-size-complex="8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Verdana"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Verdana" fo:font-size="8pt" style:font-size-asian="8pt" style:font-size-complex="8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Verdana" fo:font-size="8pt" style:font-size-asian="8pt" style:font-size-complex="8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Verdana" fo:font-size="8pt" style:font-size-asian="8pt" style:font-size-complex="8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Verdana" fo:font-size="8pt" style:font-size-asian="8pt" style:font-size-complex="8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Verdana" fo:font-size="8pt" style:font-size-asian="8pt" style:font-size-complex="8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Verdana"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Verdana" fo:font-size="8pt" style:font-size-asian="8pt" style:font-size-complex="8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Verdana" fo:font-size="8pt" style:font-size-asian="8pt" style:font-size-complex="8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Verdana" fo:font-size="8pt" style:font-size-asian="8pt" style:font-size-complex="8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Verdana" fo:font-size="8pt" style:font-size-asian="8pt" style:font-size-complex="8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Verdana" fo:font-size="8pt" style:font-size-asian="8pt" style:font-size-complex="8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Verdana" fo:font-size="8pt" style:font-size-asian="8pt" style:font-size-complex="8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Verdana" fo:font-size="8pt" style:font-size-asian="8pt" style:font-size-complex="8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Verdana" fo:font-size="8pt" style:font-size-asian="8pt" style:font-size-complex="8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Verdana" fo:font-size="8pt" style:font-size-asian="8pt" style:font-size-complex="8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Verdana" fo:font-size="8pt" style:font-size-asian="8pt" style:font-size-complex="8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Verdana" fo:font-size="8pt" style:font-size-asian="8pt" style:font-size-complex="8pt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Verdana" fo:font-size="8pt" style:font-size-asian="8pt" style:font-size-complex="8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Verdana" fo:font-size="8pt" style:font-size-asian="8pt" style:font-size-complex="8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Verdana" fo:font-size="8pt" style:font-size-asian="8pt" style:font-size-complex="8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Verdana" fo:font-size="8pt" style:font-size-asian="8pt" style:font-size-complex="8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Verdana" fo:font-size="8pt" style:font-size-asian="8pt" style:font-size-complex="8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Verdana" fo:font-size="8pt" style:font-size-asian="8pt" style:font-size-complex="8pt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Verdana" fo:font-size="8pt" style:font-size-asian="8pt" style:font-size-complex="8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Verdana" fo:font-size="8pt" style:font-size-asian="8pt" style:font-size-complex="8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Verdana" fo:font-size="8pt" style:font-size-asian="8pt" style:font-size-complex="8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Verdana" fo:font-size="8pt" style:font-size-asian="8pt" style:font-size-complex="8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Verdana" fo:font-size="8pt" style:font-size-asian="8pt" style:font-size-complex="8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Verdana" fo:font-size="8pt" style:font-size-asian="8pt" style:font-size-complex="8pt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Verdana"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Verdana" fo:font-size="8pt" style:font-size-asian="8pt" style:font-size-complex="8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Verdana" fo:font-size="8pt" style:font-size-asian="8pt" style:font-size-complex="8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Verdana" fo:font-size="8pt" style:font-size-asian="8pt" style:font-size-complex="8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Verdana" fo:font-size="8pt" style:font-size-asian="8pt" style:font-size-complex="8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Verdana" fo:font-size="8pt" style:font-size-asian="8pt" style:font-size-complex="8pt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Verdana" fo:font-size="8pt" style:font-size-asian="8pt" style:font-size-complex="8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Verdana" fo:font-size="8pt" style:font-size-asian="8pt" style:font-size-complex="8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Verdana" fo:font-size="8pt" style:font-size-asian="8pt" style:font-size-complex="8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Verdana" fo:font-size="8pt" style:font-size-asian="8pt" style:font-size-complex="8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Verdana" fo:font-size="8pt" style:font-size-asian="8pt" style:font-size-complex="8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Verdana" fo:font-size="8pt" style:font-size-asian="8pt" style:font-size-complex="8pt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Verdana" fo:font-size="8pt" style:font-size-asian="8pt" style:font-size-complex="8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Verdana" fo:font-size="8pt" style:font-size-asian="8pt" style:font-size-complex="8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Verdana" fo:font-size="8pt" style:font-size-asian="8pt" style:font-size-complex="8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Verdana" fo:font-size="8pt" style:font-size-asian="8pt" style:font-size-complex="8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Verdana" fo:font-size="8pt" style:font-size-asian="8pt" style:font-size-complex="8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Verdana" fo:font-size="8pt" style:font-size-asian="8pt" style:font-size-complex="8pt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Verdana" fo:font-size="8pt" style:font-size-asian="8pt" style:font-size-complex="8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Verdana" fo:font-size="8pt" style:font-size-asian="8pt" style:font-size-complex="8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Verdana" fo:font-size="8pt" style:font-size-asian="8pt" style:font-size-complex="8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Verdana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Verdana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Verdana" fo:font-size="8pt" style:font-size-asian="8pt" style:font-size-complex="8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Verdana"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Verdana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Verdana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Verdana" fo:font-size="8pt" style:font-size-asian="8pt" style:font-size-complex="8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Verdana" fo:font-size="8pt" style:font-size-asian="8pt" style:font-size-complex="8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Verdana" fo:font-size="8pt" style:font-size-asian="8pt" style:font-size-complex="8pt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Verdana" fo:font-size="8pt" style:font-size-asian="8pt" style:font-size-complex="8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Verdana" fo:font-size="8pt" style:font-size-asian="8pt" style:font-size-complex="8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Verdana" fo:font-size="8pt" style:font-size-asian="8pt" style:font-size-complex="8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Verdana" fo:font-size="8pt" style:font-size-asian="8pt" style:font-size-complex="8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Verdana" fo:font-size="8pt" style:font-size-asian="8pt" style:font-size-complex="8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Verdana" fo:font-size="8pt" style:font-size-asian="8pt" style:font-size-complex="8pt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Verdana" fo:font-size="8pt" style:font-size-asian="8pt" style:font-size-complex="8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Verdana" fo:font-size="8pt" style:font-size-asian="8pt" style:font-size-complex="8pt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Verdana" fo:font-size="8pt" style:font-size-asian="8pt" style:font-size-complex="8pt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Verdana" fo:font-size="8pt" style:font-size-asian="8pt" style:font-size-complex="8pt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Verdana" fo:font-size="8pt" style:font-size-asian="8pt" style:font-size-complex="8pt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Verdana" fo:font-size="8pt" style:font-size-asian="8pt" style:font-size-complex="8pt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Verdana" fo:font-size="8pt" style:font-size-asian="8pt" style:font-size-complex="8pt"/>
    </style:style>
    <style:style style:name="P352" style:parent-style-name="Textbody" style:family="paragraph">
      <style:paragraph-properties fo:margin-bottom="0in"/>
    </style:style>
    <style:style style:name="T353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Developer’s Group Name: Manifold Cheddar</text:p>
      <text:p text:style-name="P7">Project Name: Set Tayo ng Date</text:p>
      <text:p text:style-name="P8"/>
      <text:p text:style-name="P9">In this sheet, record planned<text:s/>activities for the sprint. <text:s/>This should be updated per sprint and submitted to the instructor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Sprint No.</text:p>
          </table:table-cell>
          <table:table-cell table:style-name="TableCell21">
            <text:p text:style-name="P22">Date</text:p>
          </table:table-cell>
          <table:table-cell table:style-name="TableCell23">
            <text:p text:style-name="P24">Activity</text:p>
          </table:table-cell>
          <table:table-cell table:style-name="TableCell25">
            <text:p text:style-name="P26">Accountability</text:p>
            <text:p text:style-name="P27">(Name of Person)</text:p>
          </table:table-cell>
          <table:table-cell table:style-name="TableCell28">
            <text:p text:style-name="P29">Output</text:p>
          </table:table-cell>
          <table:table-cell table:style-name="TableCell30">
            <text:p text:style-name="P31">Done</text:p>
            <text:p text:style-name="P32">(Y/N)</text:p>
          </table:table-cell>
          <table:table-cell table:style-name="TableCell33">
            <text:p text:style-name="P34">Remarks</text:p>
          </table:table-cell>
        </table:table-row>
        <table:table-row table:style-name="TableRow35">
          <table:table-cell table:style-name="TableCell36" table:number-rows-spanned="14">
            <text:p text:style-name="P37">1</text:p>
          </table:table-cell>
          <table:table-cell table:style-name="TableCell38">
            <text:p text:style-name="P39">1/25/17</text:p>
          </table:table-cell>
          <table:table-cell table:style-name="TableCell40">
            <text:p text:style-name="P41">Plan and prepare Sprint Review Checklist</text:p>
          </table:table-cell>
          <table:table-cell table:style-name="TableCell42">
            <text:p text:style-name="P43">Arvin Bandong</text:p>
          </table:table-cell>
          <table:table-cell table:style-name="TableCell44">
            <text:p text:style-name="P45">Implementation Plan</text:p>
          </table:table-cell>
          <table:table-cell table:style-name="TableCell46">
            <text:p text:style-name="P47">Y</text:p>
          </table:table-cell>
          <table:table-cell table:style-name="TableCell48">
            <text:p text:style-name="P49"/>
          </table:table-cell>
        </table:table-row>
        <table:table-row table:style-name="TableRow50">
          <table:covered-table-cell>
            <text:p text:style-name="Normal"/>
          </table:covered-table-cell>
          <table:table-cell table:style-name="TableCell51">
            <text:p text:style-name="P52">01/28/17</text:p>
          </table:table-cell>
          <table:table-cell table:style-name="TableCell53">
            <text:p text:style-name="P54">Create database</text:p>
          </table:table-cell>
          <table:table-cell table:style-name="TableCell55">
            <text:p text:style-name="P56">Kyle Rosales</text:p>
          </table:table-cell>
          <table:table-cell table:style-name="TableCell57">
            <text:p text:style-name="P58">models.py</text:p>
            <text:p text:style-name="P59">db.sqlite3</text:p>
          </table:table-cell>
          <table:table-cell table:style-name="TableCell60">
            <text:p text:style-name="P61">Y</text:p>
          </table:table-cell>
          <table:table-cell table:style-name="TableCell62">
            <text:p text:style-name="P63"/>
          </table:table-cell>
        </table:table-row>
        <table:table-row table:style-name="TableRow64">
          <table:covered-table-cell>
            <text:p text:style-name="Normal"/>
          </table:covered-table-cell>
          <table:table-cell table:style-name="TableCell65">
            <text:p text:style-name="Normal"><text:span text:style-name="T66">01/28/17</text:span></text:p>
          </table:table-cell>
          <table:table-cell table:style-name="TableCell67">
            <text:p text:style-name="P68">Code User Accounts model</text:p>
          </table:table-cell>
          <table:table-cell table:style-name="TableCell69">
            <text:p text:style-name="P70">Kyle Rosales</text:p>
          </table:table-cell>
          <table:table-cell table:style-name="TableCell71">
            <text:p text:style-name="P72">users.py</text:p>
          </table:table-cell>
          <table:table-cell table:style-name="TableCell73">
            <text:p text:style-name="P74">Y</text:p>
          </table:table-cell>
          <table:table-cell table:style-name="TableCell75">
            <text:p text:style-name="P76"/>
          </table:table-cell>
        </table:table-row>
        <table:table-row table:style-name="TableRow77">
          <table:covered-table-cell>
            <text:p text:style-name="Normal"/>
          </table:covered-table-cell>
          <table:table-cell table:style-name="TableCell78">
            <text:p text:style-name="Normal"><text:span text:style-name="T79">01/28/17</text:span></text:p>
          </table:table-cell>
          <table:table-cell table:style-name="TableCell80">
            <text:p text:style-name="P81">Code Schedule model</text:p>
          </table:table-cell>
          <table:table-cell table:style-name="TableCell82">
            <text:p text:style-name="P83">Kyle Rosales</text:p>
          </table:table-cell>
          <table:table-cell table:style-name="TableCell84">
            <text:p text:style-name="P85">schedules.py</text:p>
          </table:table-cell>
          <table:table-cell table:style-name="TableCell86">
            <text:p text:style-name="P87">Y</text:p>
          </table:table-cell>
          <table:table-cell table:style-name="TableCell88">
            <text:p text:style-name="P89"/>
          </table:table-cell>
        </table:table-row>
        <table:table-row table:style-name="TableRow90">
          <table:covered-table-cell>
            <text:p text:style-name="Normal"/>
          </table:covered-table-cell>
          <table:table-cell table:style-name="TableCell91">
            <text:p text:style-name="Normal"><text:span text:style-name="T92">01/28/17</text:span></text:p>
          </table:table-cell>
          <table:table-cell table:style-name="TableCell93">
            <text:p text:style-name="P94">Code Login System</text:p>
          </table:table-cell>
          <table:table-cell table:style-name="TableCell95">
            <text:p text:style-name="P96">Kyle Rosales</text:p>
          </table:table-cell>
          <table:table-cell table:style-name="TableCell97">
            <text:p text:style-name="P98">users.py</text:p>
          </table:table-cell>
          <table:table-cell table:style-name="TableCell99">
            <text:p text:style-name="P100">N</text:p>
          </table:table-cell>
          <table:table-cell table:style-name="TableCell101">
            <text:p text:style-name="P102"/>
          </table:table-cell>
        </table:table-row>
        <table:table-row table:style-name="TableRow103">
          <table:covered-table-cell>
            <text:p text:style-name="Normal"/>
          </table:covered-table-cell>
          <table:table-cell table:style-name="TableCell104">
            <text:p text:style-name="Normal"><text:span text:style-name="T105">01/28/17</text:span></text:p>
          </table:table-cell>
          <table:table-cell table:style-name="TableCell106">
            <text:p text:style-name="P107">Code Add Schedule Functionality</text:p>
          </table:table-cell>
          <table:table-cell table:style-name="TableCell108">
            <text:p text:style-name="P109">Kyle Rosales</text:p>
          </table:table-cell>
          <table:table-cell table:style-name="TableCell110">
            <text:p text:style-name="P111">schedules.py</text:p>
          </table:table-cell>
          <table:table-cell table:style-name="TableCell112">
            <text:p text:style-name="P113">Y</text:p>
          </table:table-cell>
          <table:table-cell table:style-name="TableCell114">
            <text:p text:style-name="P115"/>
          </table:table-cell>
        </table:table-row>
        <table:table-row table:style-name="TableRow116">
          <table:covered-table-cell>
            <text:p text:style-name="Normal"/>
          </table:covered-table-cell>
          <table:table-cell table:style-name="TableCell117">
            <text:p text:style-name="Normal"><text:span text:style-name="T118">01/28/17</text:span></text:p>
          </table:table-cell>
          <table:table-cell table:style-name="TableCell119">
            <text:p text:style-name="P120">Code View Schedule Functionality</text:p>
          </table:table-cell>
          <table:table-cell table:style-name="TableCell121">
            <text:p text:style-name="P122">Kyle Rosales</text:p>
          </table:table-cell>
          <table:table-cell table:style-name="TableCell123">
            <text:p text:style-name="P124">schedules.py</text:p>
          </table:table-cell>
          <table:table-cell table:style-name="TableCell125">
            <text:p text:style-name="P126">N</text:p>
          </table:table-cell>
          <table:table-cell table:style-name="TableCell127">
            <text:p text:style-name="P128">Not integrating GUI yet but model can return all values needed for view schedule.</text:p>
          </table:table-cell>
        </table:table-row>
        <table:table-row table:style-name="TableRow129">
          <table:covered-table-cell>
            <text:p text:style-name="Normal"/>
          </table:covered-table-cell>
          <table:table-cell table:style-name="TableCell130">
            <text:p text:style-name="P131">01/28/17</text:p>
          </table:table-cell>
          <table:table-cell table:style-name="TableCell132">
            <text:p text:style-name="P133">Add Login Interface Prototype UI</text:p>
          </table:table-cell>
          <table:table-cell table:style-name="TableCell134">
            <text:p text:style-name="P135">Edward James Bariring</text:p>
          </table:table-cell>
          <table:table-cell table:style-name="TableCell136">
            <text:p text:style-name="P137">index.html</text:p>
          </table:table-cell>
          <table:table-cell table:style-name="TableCell138">
            <text:p text:style-name="P139">Y</text:p>
          </table:table-cell>
          <table:table-cell table:style-name="TableCell140">
            <text:p text:style-name="P141"/>
          </table:table-cell>
        </table:table-row>
        <table:table-row table:style-name="TableRow142">
          <table:covered-table-cell>
            <text:p text:style-name="Normal"/>
          </table:covered-table-cell>
          <table:table-cell table:style-name="TableCell143">
            <text:p text:style-name="P144">01/28/17</text:p>
          </table:table-cell>
          <table:table-cell table:style-name="TableCell145">
            <text:p text:style-name="P146">Create a<text:s/>backbone for main application UI</text:p>
          </table:table-cell>
          <table:table-cell table:style-name="TableCell147">
            <text:p text:style-name="P148">Arvin Bandong</text:p>
          </table:table-cell>
          <table:table-cell table:style-name="TableCell149">
            <text:p text:style-name="P150">home.html</text:p>
          </table:table-cell>
          <table:table-cell table:style-name="TableCell151">
            <text:p text:style-name="P152">N</text:p>
          </table:table-cell>
          <table:table-cell table:style-name="TableCell153">
            <text:p text:style-name="P154"/>
          </table:table-cell>
        </table:table-row>
        <table:table-row table:style-name="TableRow155">
          <table:covered-table-cell>
            <text:p text:style-name="Normal"/>
          </table:covered-table-cell>
          <table:table-cell table:style-name="TableCell156">
            <text:p text:style-name="P157">2/1/17</text:p>
          </table:table-cell>
          <table:table-cell table:style-name="TableCell158">
            <text:p text:style-name="P159">Test Functionalities</text:p>
          </table:table-cell>
          <table:table-cell table:style-name="TableCell160">
            <text:p text:style-name="P161">Arvin Bandong</text:p>
          </table:table-cell>
          <table:table-cell table:style-name="TableCell162">
            <text:p text:style-name="P163">Test Scorecard Result</text:p>
          </table:table-cell>
          <table:table-cell table:style-name="TableCell164">
            <text:p text:style-name="P165"/>
          </table:table-cell>
          <table:table-cell table:style-name="TableCell166">
            <text:p text:style-name="P167">Use Test Scorecard done in CS 191</text:p>
          </table:table-cell>
        </table:table-row>
        <table:table-row table:style-name="TableRow168">
          <table:covered-table-cell>
            <text:p text:style-name="Normal"/>
          </table:covered-table-cell>
          <table:table-cell table:style-name="TableCell169">
            <text:p text:style-name="P170">01/29/17</text:p>
          </table:table-cell>
          <table:table-cell table:style-name="TableCell171">
            <text:p text:style-name="P172">Debugging and Retesting</text:p>
          </table:table-cell>
          <table:table-cell table:style-name="TableCell173">
            <text:p text:style-name="P174">Kyle Rosales</text:p>
          </table:table-cell>
          <table:table-cell table:style-name="TableCell175">
            <text:p text:style-name="P176">tests.py / Buglist</text:p>
          </table:table-cell>
          <table:table-cell table:style-name="TableCell177">
            <text:p text:style-name="P178">N</text:p>
          </table:table-cell>
          <table:table-cell table:style-name="TableCell179">
            <text:p text:style-name="P180"/>
          </table:table-cell>
        </table:table-row>
        <table:table-row table:style-name="TableRow181">
          <table:covered-table-cell>
            <text:p text:style-name="Normal"/>
          </table:covered-table-cell>
          <table:table-cell table:style-name="TableCell182">
            <text:p text:style-name="P183">2/1/17</text:p>
          </table:table-cell>
          <table:table-cell table:style-name="TableCell184">
            <text:p text:style-name="P185">Code Review<text:s/>Functionalities</text:p>
          </table:table-cell>
          <table:table-cell table:style-name="TableCell186">
            <text:p text:style-name="P187">Arvin Bandong</text:p>
          </table:table-cell>
          <table:table-cell table:style-name="TableCell188">
            <text:p text:style-name="P189">Code Review Result</text:p>
          </table:table-cell>
          <table:table-cell table:style-name="TableCell190">
            <text:p text:style-name="P191">Y</text:p>
          </table:table-cell>
          <table:table-cell table:style-name="TableCell192">
            <text:p text:style-name="P193"/>
          </table:table-cell>
        </table:table-row>
        <table:table-row table:style-name="TableRow194">
          <table:covered-table-cell>
            <text:p text:style-name="Normal"/>
          </table:covered-table-cell>
          <table:table-cell table:style-name="TableCell195">
            <text:p text:style-name="P196">2/2/17</text:p>
          </table:table-cell>
          <table:table-cell table:style-name="TableCell197">
            <text:p text:style-name="P198">Sprint Review</text:p>
          </table:table-cell>
          <table:table-cell table:style-name="TableCell199">
            <text:p text:style-name="P200">Edward James Bariring</text:p>
          </table:table-cell>
          <table:table-cell table:style-name="TableCell201">
            <text:p text:style-name="P202">Sprint Review Document</text:p>
          </table:table-cell>
          <table:table-cell table:style-name="TableCell203">
            <text:p text:style-name="P204">Y</text:p>
          </table:table-cell>
          <table:table-cell table:style-name="TableCell205">
            <text:p text:style-name="P206"/>
          </table:table-cell>
        </table:table-row>
        <table:table-row table:style-name="TableRow207">
          <table:covered-table-cell>
            <text:p text:style-name="Normal"/>
          </table:covered-table-cell>
          <table:table-cell table:style-name="TableCell208">
            <text:p text:style-name="P209">2/2/17</text:p>
          </table:table-cell>
          <table:table-cell table:style-name="TableCell210">
            <text:p text:style-name="P211">Sprint Retrospect</text:p>
          </table:table-cell>
          <table:table-cell table:style-name="TableCell212">
            <text:p text:style-name="P213">Edward James Bariring</text:p>
          </table:table-cell>
          <table:table-cell table:style-name="TableCell214">
            <text:p text:style-name="P215">Sprint Retrospect Document</text:p>
          </table:table-cell>
          <table:table-cell table:style-name="TableCell216">
            <text:p text:style-name="P217">Y</text:p>
          </table:table-cell>
          <table:table-cell table:style-name="TableCell218">
            <text:p text:style-name="P219">Link to Sprint Release Codes in GitHub</text:p>
          </table:table-cell>
        </table:table-row>
        <table:table-row table:style-name="TableRow220">
          <table:table-cell table:style-name="TableCell221" table:number-rows-spanned="10">
            <text:p text:style-name="P222">2</text:p>
          </table:table-cell>
          <table:table-cell table:style-name="TableCell223">
            <text:p text:style-name="P224"/>
          </table:table-cell>
          <table:table-cell table:style-name="TableCell225">
            <text:p text:style-name="P226">Plan and<text:s/>prepare Sprint Review Checklist</text:p>
          </table:table-cell>
          <table:table-cell table:style-name="TableCell227">
            <text:p text:style-name="P228">Arvin Bandong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covered-table-cell>
            <text:p text:style-name="Normal"/>
          </table:covered-table-cell>
          <table:table-cell table:style-name="TableCell236">
            <text:p text:style-name="P237"/>
          </table:table-cell>
          <table:table-cell table:style-name="TableCell238">
            <text:p text:style-name="P239">Code Create Meetup Schedule Functionality</text:p>
          </table:table-cell>
          <table:table-cell table:style-name="TableCell240">
            <text:p text:style-name="P241">Kyle Rosales</text:p>
          </table:table-cell>
          <table:table-cell table:style-name="TableCell242">
            <text:p text:style-name="P243">schedules.py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covered-table-cell>
            <text:p text:style-name="Normal"/>
          </table:covered-table-cell>
          <table:table-cell table:style-name="TableCell249">
            <text:p text:style-name="P250"/>
          </table:table-cell>
          <table:table-cell table:style-name="TableCell251">
            <text:p text:style-name="P252">Sprint 1 backlog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covered-table-cell>
            <text:p text:style-name="Normal"/>
          </table:covered-table-cell>
          <table:table-cell table:style-name="TableCell262">
            <text:p text:style-name="P263"/>
          </table:table-cell>
          <table:table-cell table:style-name="TableCell264">
            <text:p text:style-name="P265">Code Delete Schedule Fucntionality</text:p>
          </table:table-cell>
          <table:table-cell table:style-name="TableCell266">
            <text:p text:style-name="P267">Kyle Rosales</text:p>
          </table:table-cell>
          <table:table-cell table:style-name="TableCell268">
            <text:p text:style-name="P269">schedules.py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covered-table-cell>
            <text:p text:style-name="Normal"/>
          </table:covered-table-cell>
          <table:table-cell table:style-name="TableCell275">
            <text:p text:style-name="P276"/>
          </table:table-cell>
          <table:table-cell table:style-name="TableCell277">
            <text:p text:style-name="P278">Test Create Meetup Schedule Functionality</text:p>
          </table:table-cell>
          <table:table-cell table:style-name="TableCell279">
            <text:p text:style-name="P280">Edward James Bariring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covered-table-cell>
            <text:p text:style-name="Normal"/>
          </table:covered-table-cell>
          <table:table-cell table:style-name="TableCell288">
            <text:p text:style-name="P289"/>
          </table:table-cell>
          <table:table-cell table:style-name="TableCell290">
            <text:p text:style-name="P291">Test Delete Schedule Funcitonality</text:p>
          </table:table-cell>
          <table:table-cell table:style-name="TableCell292">
            <text:p text:style-name="P293">Arvin Bandong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covered-table-cell>
            <text:p text:style-name="Normal"/>
          </table:covered-table-cell>
          <table:table-cell table:style-name="TableCell301">
            <text:p text:style-name="P302"/>
          </table:table-cell>
          <table:table-cell table:style-name="TableCell303">
            <text:p text:style-name="P304">Code Review [What?]*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covered-table-cell>
            <text:p text:style-name="Normal"/>
          </table:covered-table-cell>
          <table:table-cell table:style-name="TableCell314">
            <text:p text:style-name="P315"/>
          </table:table-cell>
          <table:table-cell table:style-name="TableCell316">
            <text:p text:style-name="P317">Other activities... (Review with Client)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covered-table-cell>
            <text:p text:style-name="Normal"/>
          </table:covered-table-cell>
          <table:table-cell table:style-name="TableCell327">
            <text:p text:style-name="P328"/>
          </table:table-cell>
          <table:table-cell table:style-name="TableCell329">
            <text:p text:style-name="P330">Sprint Review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covered-table-cell>
            <text:p text:style-name="Normal"/>
          </table:covered-table-cell>
          <table:table-cell table:style-name="TableCell340">
            <text:p text:style-name="P341"/>
          </table:table-cell>
          <table:table-cell table:style-name="TableCell342">
            <text:p text:style-name="P343">Sprint Retrospect</text:p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</table:table-row>
      </table:table>
      <text:p text:style-name="P352"><text:span text:style-name="T353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j Bariring</meta:initial-creator>
    <dc:creator>Ej Bariring</dc:creator>
    <meta:creation-date>2017-01-24T23:59:00Z</meta:creation-date>
    <dc:date>2017-02-08T07:14:00Z</dc:date>
    <meta:template xlink:href="Normal.dotm" xlink:type="simple"/>
    <meta:editing-cycles>8</meta:editing-cycles>
    <meta:editing-duration>PT85020S</meta:editing-duration>
    <meta:document-statistic meta:page-count="2" meta:paragraph-count="3" meta:word-count="295" meta:character-count="1977" meta:row-count="14" meta:non-whitespace-character-count="1685"/>
  </office:meta>
</office:document-meta>
</file>